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c4fd" officeooo:paragraph-rsid="0008c4fd"/>
    </style:style>
    <style:style style:name="P2" style:family="paragraph" style:parent-style-name="Text_20_body">
      <style:text-properties officeooo:rsid="0008c4fd" officeooo:paragraph-rsid="0008c4fd"/>
    </style:style>
    <style:style style:name="P3" style:family="paragraph" style:parent-style-name="Text_20_body">
      <style:text-properties officeooo:rsid="0008c4fd"/>
    </style:style>
    <style:style style:name="P4" style:family="paragraph" style:parent-style-name="Text_20_body">
      <style:text-properties fo:font-weight="bold" officeooo:rsid="0008c4fd" officeooo:paragraph-rsid="0008c4fd" style:font-weight-asian="bold" style:font-weight-complex="bold"/>
    </style:style>
    <style:style style:name="P5" style:family="paragraph" style:parent-style-name="Text_20_body">
      <style:text-properties fo:font-weight="normal" officeooo:rsid="0008c4fd" officeooo:paragraph-rsid="0008c4fd" style:font-weight-asian="normal" style:font-weight-complex="normal"/>
    </style:style>
    <style:style style:name="P6" style:family="paragraph" style:parent-style-name="Text_20_body">
      <style:text-properties fo:font-weight="normal" officeooo:rsid="000a71d6" officeooo:paragraph-rsid="000a71d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0a71d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DCAST ACCIDENTE LABORAL</text:p>
      <text:p text:style-name="P1"/>
      <text:p text:style-name="P1">Adrián Rangel</text:p>
      <text:p text:style-name="P1">Javier San Juan</text:p>
      <text:p text:style-name="P1"/>
      <text:p text:style-name="P2"><text:span text:style-name="Strong_20_Emphasis">Introduccion del Podcast (2 Minutos Aprox)</text:span></text:p>
      <text:p text:style-name="P2"><text:span text:style-name="Strong_20_Emphasis">Locutor 1:</text:span><text:line-break/>Bienvenidos a nuestro podcast “Seguridad ante todo”. <text:span text:style-name="T1">Hoy hablaremos de la </text:span><text:span text:style-name="Strong_20_Emphasis"><text:span text:style-name="T1">Prevención de Riesgos Laborales</text:span></text:span><text:span text:style-name="T1">, una disciplina que salva vidas y mejora las condiciones de trabajo cada día.</text:span></text:p>
      <text:p text:style-name="P3"><text:span text:style-name="Strong_20_Emphasis">Locutor 2:</text:span><text:line-break/>Y es que, aunque a veces no se le da la importancia que merece, los datos son claros.<text:line-break/><text:span text:style-name="T1">En España, según el </text:span><text:span text:style-name="Strong_20_Emphasis"><text:span text:style-name="T1">Ministerio de Trabajo y Economía Social</text:span></text:span><text:span text:style-name="T1">, en </text:span><text:span text:style-name="Strong_20_Emphasis"><text:span text:style-name="T1">2023 se registraron más de 600.000 accidentes laborales</text:span></text:span><text:span text:style-name="T1">, de los cuales </text:span><text:span text:style-name="Strong_20_Emphasis"><text:span text:style-name="T1">más de 500 fueron mortales</text:span></text:span><text:span text:style-name="T1">.</text:span><text:line-break/>Es una barbaridad eso, porque significa que cada día cientos de personas sufren lesiones en su puesto de trabajo.</text:p>
      <text:p text:style-name="P3"><text:span text:style-name="Strong_20_Emphasis">Locutor 1:</text:span><text:line-break/>En nuestro sector los riesgos más comunes son [mencionar algunos: caídas, cortes, estrés laboral, sobre esfuerzos...].<text:line-break/>Sin embargo, todavía hay <text:span text:style-name="Strong_20_Emphasis"><text:span text:style-name="T1">obstáculos</text:span></text:span> para que se cumplan las medidas preventivas: falta de formación, prisas por entregar proyectos, escasez de recursos o la falsa idea de que “a mí no me va a pasar”.</text:p>
      <text:p text:style-name="P3"/>
      <text:p text:style-name="P4">Invitado al Podcast (2 Minutos Aprox)</text:p>
      <text:p text:style-name="P5"><text:span text:style-name="T2">Locutor 1:</text:span><text:line-break/>Para entender mejor la importancia de la prevención, hoy nos acompaña [nombre del invitado], que nos contará una experiencia real. </text:p>
      <text:p text:style-name="P4">Invitado:<text:line-break/><text:span text:style-name="T1">(Todavia no esta grabado)</text:span></text:p>
      <text:p text:style-name="P4">Locutor 1:<text:line-break/><text:span text:style-name="T1">Casos como este reflejan cómo </text:span><text:span text:style-name="Strong_20_Emphasis"><text:span text:style-name="T1">un simple descuido puede cambiar una vida</text:span></text:span><text:span text:style-name="T1">. </text:span></text:p>
      <text:p text:style-name="P5"/>
      <text:p text:style-name="P4">Caso de accidente prevenido por las medidas de seguridad (2 Minutos Aprox)</text:p>
      <text:p text:style-name="P4">Locutor 1:<text:line-break/><text:span text:style-name="T3">Ahora contaremos con un caso donde la prevencion tuvo su efecto en este “casi accidente”.</text:span></text:p>
      <text:p text:style-name="P6">(Caso del accidente prevenido)</text:p>
      <text:p text:style-name="P6"><text:span text:style-name="Strong_20_Emphasis">Locutor 2:</text:span><text:line-break/>Gracias a esas medidas se evito un grave accidente […]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12:18:50.469861600</meta:creation-date>
    <dc:date>2025-10-07T12:48:29.477730000</dc:date>
    <meta:editing-duration>PT50S</meta:editing-duration>
    <meta:editing-cycles>1</meta:editing-cycles>
    <meta:document-statistic meta:table-count="0" meta:image-count="0" meta:object-count="0" meta:page-count="1" meta:paragraph-count="15" meta:word-count="255" meta:character-count="1559" meta:non-whitespace-character-count="1317"/>
    <meta:generator>LibreOffice/25.8.1.1$Windows_X86_64 LibreOffice_project/54047653041915e595ad4e45cccea684809c77b5</meta:generator>
  </office:meta>
</office:document-meta>
</file>